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.handle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mit.getXML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t.Submit( ActionDefinition definition , boolean validate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